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ndale Sans UI" svg:font-family="'Andale Sans UI'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fo:font-style="normal" style:text-underline-style="none"/>
    </style:style>
    <style:style style:name="P5" style:family="paragraph">
      <style:text-properties style:text-line-through-style="none" fo:font-style="normal" style:text-underline-style="none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gr1" style:family="graphic">
      <style:graphic-properties style:run-through="foreground" style:vertical-pos="from-top" style:horizontal-pos="from-left" style:horizontal-rel="paragraph"/>
    </style:style>
    <style:style style:name="gr2" style:family="graphic">
      <style:graphic-properties fo:border="solid #c0c0c0"/>
    </style:style>
    <style:style style:name="gr3" style:family="graphic">
      <style:graphic-properties style:run-through="foreground" style:vertical-pos="middle" style:vertical-rel="baseline" style:horizontal-pos="from-left" style:horizontal-rel="paragraph-content"/>
    </style:style>
    <style:style style:name="gr4" style:family="graphic">
      <style:graphic-properties style:run-through="foreground" style:vertical-pos="middle" style:vertical-rel="baseline" style:horizontal-pos="from-left" style:horizontal-rel="paragraph"/>
    </style:style>
    <style:style style:name="gr5" style:family="graphic" style:data-style-name="C5106">
      <style:graphic-properties fo:border="#c0c0c0"/>
    </style:style>
    <style:style style:name="gr6" style:family="graphic" style:data-style-name="C10106">
      <style:graphic-properties fo:border="solid #c0c0c0" style:wrap="run-through" style:number-wrapped-paragraphs="no-limit" style:vertical-pos="middle" style:vertical-rel="line" style:horizontal-pos="from-left" style:horizontal-rel="paragraph"/>
    </style:style>
    <style:style style:name="gr7" style:family="graphic">
      <style:graphic-properties draw:textarea-vertical-align="middle"/>
    </style:style>
    <style:style style:name="gr8" style:family="graphic">
      <style:graphic-properties style:vertical-pos="from-top" style:vertical-rel="paragraph-content" style:horizontal-pos="from-left" style:horizontal-rel="paragraph-content"/>
    </style:style>
    <number:date-style style:name="C5106" number:language="de" number:country="DE">
      <number:day/>
      <number:text>-</number:text>
      <number:month/>
      <number:text>-</number:text>
      <number:year/>
    </number:date-style>
    <number:date-style style:name="C10106" number:language="en" number:country="GB">
      <number:day-of-week number:style="long"/>
    </number:date-style>
  </office:automatic-styles>
  <office:body>
    <office:text>
      <office:forms form:automatic-focus="false" form:apply-design-mode="false">
        <xforms:model id="Model 1">
          <xforms:instance id="Instance 1">
            <SicknessForm>
              <SectionOne>
                <Surname>Munster</Surname>
                <ForenameList>Herman</ForenameList>
                <Department>Crems</Department>
                <Section>Gravedigging</Section>
                <PayReference>13131313</PayReference>
              </SectionOne>
              <SectionTwo>
                <SicknessStartDate>1899-12-30</SicknessStartDate>
                <FitDate>2005-12-02</FitDate>
              </SectionTwo>
              <SectionThree workInjuryIndicator="false" injuryReportedIndicator="false">
                <Reason/>
              </SectionThree>
            </SicknessForm>
          </xforms:instance>
          <xforms:bind id="Binding 1" nodeset="SectionOne/Surname" required="true()&#10;"/>
          <xforms:bind id="Binding 2" nodeset="SectionOne/ForenameList" required="true()"/>
          <xforms:bind id="Binding 3" nodeset="SectionOne/Department" required="true()"/>
          <xforms:bind id="Binding 4" nodeset="SectionOne/Section" required="true()"/>
          <xforms:bind id="Binding 5" nodeset="SectionOne/PayReference" required="true()"/>
          <xforms:bind id="Binding 6" nodeset="SectionTwo/SicknessStartDate" required="true()" type="xsd:date"/>
          <xforms:bind id="Binding 7" nodeset="SectionTwo/FitDate" required="true()" type="xsd:date"/>
          <xforms:bind id="Binding 8" nodeset="SectionThree/@workInjuryIndicator" type="xsd:boolean"/>
          <xforms:bind id="Binding 9" nodeset="SectionThree/@injuryReportedIndicator" readonly="(string(//SectionThree/@workInjuryIndicator))='false'" type="xsd:boolean"/>
          <xforms:bind id="Binding 10" nodeset="SectionThree/Reason" readonly="//SecionThree/@workInjuryIndicator='false'" required="//SectionThree/@injuryReportedIndicator='true'"/>
          <xforms:submission id="SickTest" action="file:///c:/formtest.xml" method="put" indent="false" omit-xml-declaration="false" standalone="false" replace="none"/>
          <xsd:schema/>
        </xforms:model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extBox" form:control-implementation="ooo:com.sun.star.form.component.TextField" form:id="control1" form:convert-empty-to-null="true" xforms:bind="Binding 1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2" form:convert-empty-to-null="true" xforms:bind="Binding 2">
            <form:properties>
              <form:property form:property-name="DefaultControl" office:value-type="string" office:string-value="com.sun.star.form.control.TextField"/>
            </form:properties>
          </form:text>
          <form:text form:name="TextBox2" form:control-implementation="ooo:com.sun.star.form.component.TextField" form:id="control3" form:convert-empty-to-null="true" xforms:bind="Binding 3">
            <form:properties>
              <form:property form:property-name="DefaultControl" office:value-type="string" office:string-value="com.sun.star.form.control.TextField"/>
            </form:properties>
          </form:text>
          <form:text form:name="TextBox3" form:control-implementation="ooo:com.sun.star.form.component.TextField" form:id="control4" form:convert-empty-to-null="true" xforms:bind="Binding 4">
            <form:properties>
              <form:property form:property-name="DefaultControl" office:value-type="string" office:string-value="com.sun.star.form.control.TextField"/>
            </form:properties>
          </form:text>
          <form:text form:name="TextBox4" form:control-implementation="ooo:com.sun.star.form.component.TextField" form:id="control5" form:convert-empty-to-null="true" xforms:bind="Binding 5">
            <form:properties>
              <form:property form:property-name="DefaultControl" office:value-type="string" office:string-value="com.sun.star.form.control.TextField"/>
            </form:properties>
          </form:text>
          <form:formatted-text form:name="TextBox5" form:control-implementation="ooo:com.sun.star.form.component.DateField" form:id="control6" xforms:bind="Binding 6" form:min-value="18000101" form:max-value="22001231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EnforceFormat" office:value-type="boolean" office:boolean-value="false"/>
              <form:property form:property-name="Text" office:value-type="string" office:string-value="17/12/05"/>
            </form:properties>
          </form:formatted-text>
          <form:formatted-text form:name="TextBox6" form:control-implementation="ooo:com.sun.star.form.component.DateField" form:id="control7" xforms:bind="Binding 7" form:min-value="18000101" form:max-value="22001231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EnforceFormat" office:value-type="boolean" office:boolean-value="false"/>
              <form:property form:property-name="Text" office:value-type="string" office:string-value="02/12/05"/>
            </form:properties>
          </form:formatted-text>
          <form:checkbox form:name="CheckBox" form:control-implementation="ooo:com.sun.star.form.component.CheckBox" form:id="control8" form:visual-effect="flat" form:value="true" xforms:bind="Binding 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false"/>
            </form:properties>
          </form:checkbox>
          <form:checkbox form:name="CheckBox1" form:control-implementation="ooo:com.sun.star.form.component.CheckBox" form:id="control9" form:visual-effect="flat" form:value="true" xforms:bind="Binding 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false"/>
            </form:properties>
          </form:checkbox>
          <form:text form:name="TextBox7" form:control-implementation="ooo:com.sun.star.form.component.TextField" form:id="control10" form:convert-empty-to-null="true" xforms:bind="Binding 10">
            <form:properties>
              <form:property form:property-name="DefaultControl" office:value-type="string" office:string-value="com.sun.star.form.control.TextField"/>
            </form:properties>
          </form:text>
          <form:button form:name="PushButton" form:control-implementation="ooo:com.sun.star.form.component.CommandButton" form:id="control11" form:label="SickTest" form:button-type="submit" office:target-frame="" xlink:href="" form:image-data="" form:xforms-submission="SickTest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ormatted-text form:name="FormattedField" form:control-implementation="ooo:com.sun.star.form.component.FormattedField" form:id="control12" form:convert-empty-to-null="true" xforms:bind="Binding 6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Sunday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Sickness Form</text:p>
        <text:p text:style-name="P3"/>
        <text:p text:style-name="P3">Section One</text:p>
        <text:p text:style-name="Standard"/>
        <text:p text:style-name="Standard">Surname:<text:tab/><text:tab/><text:tab/><draw:g text:anchor-type="as-char" svg:y="-0.249cm" draw:z-index="10" draw:style-name="gr1"><draw:control draw:style-name="gr2" draw:text-style-name="P4" svg:width="4cm" svg:height="0.498cm" svg:x="0cm" svg:y="0cm" draw:control="control1"/></draw:g></text:p>
        <text:p text:style-name="Standard"/>
        <text:p text:style-name="Standard">Forename(s):<text:tab/><text:tab/><draw:g text:anchor-type="as-char" draw:z-index="9" draw:style-name="gr3"><draw:control draw:style-name="gr2" draw:text-style-name="P4" svg:width="4cm" svg:height="0.498cm" svg:x="0cm" svg:y="0cm" draw:control="control2"/></draw:g></text:p>
        <text:p text:style-name="Standard"/>
        <text:p text:style-name="Standard">Department:<text:tab/><text:tab/><text:tab/><draw:g text:anchor-type="as-char" draw:z-index="8" draw:style-name="gr3"><draw:control draw:style-name="gr2" draw:text-style-name="P4" svg:width="4cm" svg:height="0.498cm" svg:x="0cm" svg:y="0cm" draw:control="control3"/></draw:g></text:p>
        <text:p text:style-name="Standard"/>
        <text:p text:style-name="Standard">Section:<text:tab/><text:tab/><text:tab/><draw:g text:anchor-type="as-char" draw:z-index="7" draw:style-name="gr3"><draw:control draw:style-name="gr2" draw:text-style-name="P4" svg:width="4cm" svg:height="0.498cm" svg:x="0cm" svg:y="0cm" draw:control="control4"/></draw:g></text:p>
        <text:p text:style-name="Standard"/>
        <text:p text:style-name="Standard">Pay Reference:<text:tab/><text:tab/><draw:g text:anchor-type="as-char" draw:z-index="6" draw:style-name="gr4"><draw:control draw:style-name="gr2" draw:text-style-name="P4" svg:width="4cm" svg:height="0.498cm" svg:x="0cm" svg:y="0cm" draw:control="control5"/></draw:g></text:p>
        <text:p text:style-name="Standard"/>
      </text:section>
      <text:p text:style-name="Standard"/>
      <text:section text:style-name="Sect1" text:name="Section2">
        <text:p text:style-name="P3">Section Two</text:p>
        <text:p text:style-name="Standard"/>
        <text:p text:style-name="Standard">Sickness Start Date:<text:tab/><draw:g text:anchor-type="as-char" draw:z-index="5" draw:style-name="gr3"><draw:control draw:style-name="gr5" draw:text-style-name="P5" svg:width="4cm" svg:height="0.498cm" svg:x="0cm" svg:y="0cm" draw:control="control6"/></draw:g><draw:control text:anchor-type="as-char" draw:z-index="11" draw:style-name="gr6" draw:text-style-name="P6" svg:width="5.164cm" svg:height="0.583cm" draw:control="control12"/></text:p>
        <text:p text:style-name="Standard"/>
        <text:p text:style-name="Standard">Fit Date:<text:tab/><text:tab/><text:tab/><draw:g text:anchor-type="as-char" draw:z-index="4" draw:style-name="gr3"><draw:control draw:style-name="gr5" draw:text-style-name="P5" svg:width="4cm" svg:height="0.498cm" svg:x="0cm" svg:y="0cm" draw:control="control7"/></draw:g></text:p>
        <text:p text:style-name="Standard"/>
      </text:section>
      <text:p text:style-name="Standard"/>
      <text:section text:style-name="Sect1" text:name="Section3">
        <text:p text:style-name="P3">Section Three</text:p>
        <text:p text:style-name="Standard"/>
        <text:p text:style-name="Standard">Work Injury?<text:tab/><text:tab/><text:tab/><draw:g text:anchor-type="as-char" draw:z-index="3" draw:style-name="gr3"><draw:control draw:style-name="gr7" draw:text-style-name="P6" svg:width="4cm" svg:height="0.498cm" svg:x="0cm" svg:y="0cm" draw:control="control8"/></draw:g></text:p>
        <text:p text:style-name="Standard"/>
        <text:p text:style-name="Standard">Injury Reported?<text:tab/><text:tab/><draw:g text:anchor-type="as-char" draw:z-index="2" draw:style-name="gr3"><draw:control draw:style-name="gr7" draw:text-style-name="P6" svg:width="4cm" svg:height="0.498cm" svg:x="0cm" svg:y="0cm" draw:control="control9"/></draw:g></text:p>
        <text:p text:style-name="Standard"/>
        <text:p text:style-name="Standard">Reason:<text:tab/><text:tab/><text:tab/><draw:g text:anchor-type="as-char" draw:z-index="1" draw:style-name="gr3"><draw:control draw:style-name="gr2" draw:text-style-name="P4" svg:width="4cm" svg:height="0.498cm" svg:x="0cm" svg:y="0cm" draw:control="control10"/></draw:g></text:p>
        <text:p text:style-name="Standard"/>
      </text:section>
      <text:p text:style-name="Standard"><draw:control text:anchor-type="paragraph" draw:z-index="0" draw:style-name="gr8" draw:text-style-name="P7" svg:width="4cm" svg:height="0.498cm" svg:x="12.518cm" svg:y="0.39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ndale Sans UI" svg:font-family="'Andale Sans UI'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39$Build-8974</meta:generator>
    <meta:creation-date>2005-12-02T13:16:19</meta:creation-date>
    <dc:date>2005-12-02T15:41:33</dc:date>
    <dc:language>en-GB</dc:language>
    <meta:editing-cycles>11</meta:editing-cycles>
    <meta:editing-duration>PT33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25" meta:character-count="201"/>
  </office:meta>
</office:document-meta>
</file>